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32000000258931F8343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25cm"/>
    </style:style>
    <style:style style:name="gr3" style:family="graphic" style:parent-style-name="standard">
      <style:graphic-properties draw:stroke="none" draw:fill="none" fo:min-height="10.25cm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634cm"/>
    </style:style>
    <style:style style:name="pr1" style:family="presentation" style:parent-style-name="lyt-paper-subtitle">
      <style:graphic-properties draw:fill-color="#ffffff" fo:min-height="16.241cm"/>
    </style:style>
    <style:style style:name="pr2" style:family="presentation" style:parent-style-name="lyt-paper-notes">
      <style:graphic-properties draw:fill-color="#ffffff" fo:min-height="13.364cm"/>
    </style:style>
    <style:style style:name="pr3" style:family="presentation" style:parent-style-name="lyt-paper-title">
      <style:graphic-properties fo:min-height="3.256cm"/>
    </style:style>
    <style:style style:name="pr4" style:family="presentation" style:parent-style-name="lyt-paper-outline1">
      <style:graphic-properties draw:stroke="none" draw:fill="none" fo:min-height="13.61cm"/>
    </style:style>
    <style:style style:name="pr5" style:family="presentation" style:parent-style-name="lyt-paper-notes">
      <style:graphic-properties draw:fill-color="#ffffff" fo:min-height="13.114cm"/>
    </style:style>
    <style:style style:name="pr6" style:family="presentation" style:parent-style-name="lyt-paper-title">
      <style:graphic-properties draw:fill-color="#ffffff" draw:auto-grow-height="true" fo:min-height="3.507cm"/>
    </style:style>
    <style:style style:name="pr7" style:family="presentation" style:parent-style-name="lyt-paper-outline1">
      <style:graphic-properties draw:fill-color="#ffffff" draw:auto-grow-height="true" fo:min-height="11.001cm"/>
    </style:style>
    <style:style style:name="pr8" style:family="presentation" style:parent-style-name="lyt-paper-notes">
      <style:graphic-properties draw:fill-color="#ffffff" draw:auto-grow-height="true" fo:min-height="13.365cm"/>
    </style:style>
    <style:style style:name="pr9" style:family="presentation" style:parent-style-name="lyt-paper-outline1">
      <style:graphic-properties fo:min-height="13.61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start"/>
      <style:text-properties fo:font-family="'DejaVu Sans Mono'" style:font-family-generic="modern" style:font-pitch="fixed" fo:font-size="20pt" style:font-size-asian="20pt" style:font-size-complex="20pt"/>
    </style:style>
    <style:style style:name="P7" style:family="paragraph">
      <style:paragraph-properties fo:margin-left="0.717cm" fo:margin-right="0cm" fo:text-indent="0cm">
        <style:tab-stops/>
      </style:paragraph-properties>
      <style:text-properties fo:font-size="24pt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'DejaVu Sans Mono'" style:font-family-generic="modern" style:font-pitch="fixed" fo:font-size="24pt" style:font-size-asian="24pt" style:font-size-complex="24pt"/>
    </style:style>
    <style:style style:name="T4" style:family="text">
      <style:text-properties fo:font-family="'DejaVu Sans Mono'" style:font-family-generic="modern" style:font-pitch="fixed" fo:font-size="28pt" style:font-size-asian="28pt" style:font-size-complex="28pt"/>
    </style:style>
    <style:style style:name="T5" style:family="text">
      <style:text-properties fo:font-family="'DejaVu Sans Mono'" style:font-family-generic="modern" style:font-pitch="fixed" fo:font-size="26pt" style:font-size-asian="26pt" style:font-size-complex="26pt"/>
    </style:style>
    <style:style style:name="T6" style:family="text">
      <style:text-properties fo:font-family="'DejaVu Sans Mono'" style:font-family-generic="modern" style:font-pitch="fixed" fo:font-size="28pt" style:font-size-asian="28pt" style:font-size-complex="28pt"/>
    </style:style>
    <style:style style:name="T7" style:family="text">
      <style:text-properties fo:font-family="'DejaVu Sans Mono'" style:font-family-generic="modern" style:font-pitch="fixed"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'DejaVu Sans Mono'" style:font-family-generic="modern" style:font-pitch="fixed" fo:font-size="20pt" style:font-size-asian="20pt" style:font-size-complex="20pt"/>
    </style:style>
    <style:style style:name="T10" style:family="text">
      <style:text-properties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717cm" text:min-label-width="0.71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32">
        <office:forms form:automatic-focus="false" form:apply-design-mode="false"/>
        <draw:frame presentation:style-name="pr1" draw:layer="layout" svg:width="24cm" svg:height="16.241cm" svg:x="2cm" svg:y="1.637cm" presentation:class="subtitle">
          <draw:text-box>
            <text:p><text:span text:style-name="T1">Introduction to Ansible</text:span></text:p>
            <text:p/>
            <text:p>By Alastair Irvine</text:p>
            <text:p/>
            <text:p><text:span text:style-name="T2">DevOps Perth Meetup, 30 Aug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draw:frame presentation:style-name="pr3" draw:layer="layout" svg:width="24cm" svg:height="3.256cm" svg:x="2cm" svg:y="1.762cm" presentation:class="title">
          <draw:text-box>
            <text:p>Contents</text:p>
          </draw:text-box>
        </draw:frame>
        <draw:frame presentation:style-name="pr4" draw:text-style-name="P1" draw:layer="layout" svg:width="11.5cm" svg:height="13.61cm" svg:x="2.5cm" svg:y="5.7cm" presentation:class="outline" presentation:user-transformed="true">
          <draw:text-box>
            <text:list text:style-name="L2">
              <text:list-item>
                <text:p text:style-name="P1"><text:span text:style-name="T2">Introduction</text:span></text:p>
              </text:list-item>
              <text:list-item>
                <text:p text:style-name="P1"><text:span text:style-name="T2">Purpose of Ansible</text:span></text:p>
              </text:list-item>
              <text:list-item>
                <text:p text:style-name="P1"><text:span text:style-name="T2">Philosophy of Ansible</text:span></text:p>
              </text:list-item>
              <text:list-item>
                <text:p text:style-name="P1"><text:span text:style-name="T2">Modularity</text:span></text:p>
              </text:list-item>
              <text:list-item>
                <text:p text:style-name="P1"><text:span text:style-name="T2">Inventory files</text:span></text:p>
              </text:list-item>
              <text:list-item>
                <text:p text:style-name="P1"><text:span text:style-name="T2">SSH</text:span></text:p>
              </text:list-item>
              <text:list-item>
                <text:p text:style-name="P1"><text:span text:style-name="T2">Playbooks</text:span></text:p>
              </text:list-item>
              <text:list-item>
                <text:p text:style-name="P1"><text:span text:style-name="T2">Aside: YAML</text:span></text:p>
              </text:list-item>
            </text:list>
          </draw:text-box>
        </draw:frame>
        <draw:frame presentation:style-name="pr4" draw:text-style-name="P1" draw:layer="layout" svg:width="11.5cm" svg:height="13.61cm" svg:x="14cm" svg:y="5.701cm" presentation:class="outline" presentation:user-transformed="true">
          <draw:text-box>
            <text:list text:style-name="L2">
              <text:list-item>
                <text:p text:style-name="P1"><text:span text:style-name="T2">Simple playbooks</text:span></text:p>
              </text:list-item>
              <text:list-item>
                <text:p text:style-name="P1"><text:span text:style-name="T2">Structured playbooks</text:span></text:p>
              </text:list-item>
              <text:list-item>
                <text:p text:style-name="P1"><text:span text:style-name="T2">Security</text:span></text:p>
              </text:list-item>
              <text:list-item>
                <text:p text:style-name="P1"><text:span text:style-name="T2">Conclusion</text:span></text:p>
              </text:list-item>
              <text:list-item>
                <text:p text:style-name="P1"><text:span text:style-name="T2">Links and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draw:frame presentation:style-name="pr6" draw:text-style-name="P2" draw:layer="layout" svg:width="24cm" svg:height="3.507cm" svg:x="2cm" svg:y="1.637cm" presentation:class="title" presentation:user-transformed="true">
          <draw:text-box>
            <text:p text:style-name="P2">Introduction</text:p>
          </draw:text-box>
        </draw:frame>
        <draw:frame presentation:style-name="pr7" draw:text-style-name="P3" draw:layer="layout" svg:width="23cm" svg:height="11.772cm" svg:x="2.5cm" svg:y="5.7cm" presentation:class="outline" presentation:user-transformed="true">
          <draw:text-box>
            <text:list text:style-name="L2">
              <text:list-item>
                <text:p>Configuration management is the process of getting organised in how you run your systems</text:p>
                <text:list>
                  <text:list-item>
                    <text:p>DevOps is the sharp end; requires coding!</text:p>
                  </text:list-item>
                </text:list>
              </text:list-item>
              <text:list-item>
                <text:p>Orchestration is about firing up and managing virtualised (and physical) infrastructure</text:p>
              </text:list-item>
              <text:list-item>
                <text:p>Provisioning is how you set up and maintain systems (manually and/or automatically)</text:p>
              </text:list-item>
              <text:list-item>
                <text:p>Deployment pushes latest code onto syst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3" draw:layer="layout" svg:width="24cm" svg:height="3.256cm" svg:x="2cm" svg:y="1.762cm" presentation:class="title" presentation:user-transformed="true">
          <draw:text-box>
            <text:p>Purpose of Ansible</text:p>
          </draw:text-box>
        </draw:frame>
        <draw:frame presentation:style-name="pr9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“Lite” provisioning tool</text:p>
                <text:list>
                  <text:list-item>
                    <text:p>Agentless (uses SSH)</text:p>
                  </text:list-item>
                  <text:list-item>
                    <text:p>Requires no configuration of master</text:p>
                  </text:list-item>
                  <text:list-item>
                    <text:p>Run on command by admin</text:p>
                  </text:list-item>
                  <text:list-item>
                    <text:p>Easily installed through <text:span text:style-name="T3">pip</text:span></text:p>
                  </text:list-item>
                </text:list>
              </text:list-item>
              <text:list-item>
                <text:p>Less complex than Puppet, Salt, Chef, cfengine</text:p>
              </text:list-item>
              <text:list-item>
                <text:p>Still capable of complex stuff</text:p>
              </text:list-item>
              <text:list-item>
                <text:p>Can easily manage multiple fleets of serv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draw:frame presentation:style-name="pr3" draw:layer="layout" svg:width="24cm" svg:height="3.256cm" svg:x="2cm" svg:y="1.762cm" presentation:class="title" presentation:user-transformed="true">
          <draw:text-box>
            <text:p>Philosophy of Ansible</text:p>
          </draw:text-box>
        </draw:frame>
        <draw:frame presentation:style-name="pr9" draw:layer="layout" svg:width="23cm" svg:height="13.61cm" svg:x="2.5cm" svg:y="5.7cm" presentation:class="outline">
          <draw:text-box>
            <text:list text:style-name="L2">
              <text:list-item>
                <text:p>Designed to completely replace shell scripts</text:p>
                <text:list>
                  <text:list-item>
                    <text:p>Allows their use, which should be limited</text:p>
                  </text:list-item>
                </text:list>
              </text:list-item>
              <text:list-item>
                <text:p>Run multiple times to bring servers into line</text:p>
                <text:list>
                  <text:list-item>
                    <text:p>“idempotency”</text:p>
                  </text:list-item>
                </text:list>
              </text:list-item>
              <text:list-item>
                <text:p>Intended to manage the fleet, not individual servers, but can do this if required</text:p>
              </text:list-item>
              <text:list-item>
                <text:p>“Infrastructure as code” means everything needed to set up a fleet can be committed to one Git repo, no shell scripts requi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3" draw:layer="layout" svg:width="24cm" svg:height="3.256cm" svg:x="2cm" svg:y="1.762cm" presentation:class="title">
          <draw:text-box>
            <text:p>Modularity (1)</text:p>
          </draw:text-box>
        </draw:frame>
        <draw:frame presentation:style-name="pr9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Core unit of abstraction is the “module”</text:p>
                <text:list>
                  <text:list-item>
                    <text:p>Usually written in Python</text:p>
                  </text:list-item>
                  <text:list-item>
                    <text:p>Many supplied with Ansible</text:p>
                  </text:list-item>
                  <text:list-item>
                    <text:p>No “central repository” to publish modules to; they are contributed to Ansible or made available separately </text:p>
                  </text:list-item>
                  <text:list-item>
                    <text:p>These can do everything from edit files for you to setting up SELinux config</text:p>
                  </text:list-item>
                  <text:list-item>
                    <text:p>http://docs.ansible.com/ansible/latest/modules_by_category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3" draw:layer="layout" svg:width="24cm" svg:height="3.256cm" svg:x="2cm" svg:y="1.762cm" presentation:class="title">
          <draw:text-box>
            <text:p>Modularity (2)</text:p>
          </draw:text-box>
        </draw:frame>
        <draw:frame presentation:style-name="pr9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Modules can be invoked manually for one-off tasks</text:p>
                <text:list>
                  <text:list-item>
                    <text:p>E.g. upload a file to multiple servers</text:p>
                  </text:list-item>
                </text:list>
              </text:list-item>
              <text:list-item>
                <text:p>Non-trivial tasks are done by “playbooks”</text:p>
                <text:list>
                  <text:list-item>
                    <text:p>Invokes a variety of modules on various servers, with custom arguments</text:p>
                  </text:list-item>
                </text:list>
              </text:list-item>
              <text:list-item>
                <text:p>Further info on modules</text:p>
                <text:list>
                  <text:list-item>
                    <text:p>You can write your own modules</text:p>
                  </text:list-item>
                  <text:list-item>
                    <text:p>Action plugins can help; they run on the ma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draw:frame presentation:style-name="pr3" draw:layer="layout" svg:width="24cm" svg:height="3.256cm" svg:x="2cm" svg:y="1.762cm" presentation:class="title">
          <draw:text-box>
            <text:p>Inventory files (1)</text:p>
          </draw:text-box>
        </draw:frame>
        <draw:frame presentation:style-name="pr9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Each fleet of hosts has its own inventory file</text:p>
              </text:list-item>
              <text:list-item>
                <text:p>This uses “.ini” format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5" draw:layer="layout" svg:width="6.5cm" svg:height="7.5cm" svg:x="3.5cm" svg:y="11cm">
          <draw:text-box>
            <text:p text:style-name="P5">[db]</text:p>
            <text:p text:style-name="P5">alpha</text:p>
            <text:p text:style-name="P5">beta</text:p>
            <text:p text:style-name="P5"><text:s/></text:p>
            <text:p text:style-name="P5">[web]</text:p>
            <text:p text:style-name="P5">gamma</text:p>
            <text:p text:style-name="P5">delta</text:p>
          </draw:text-box>
        </draw:frame>
        <draw:frame draw:style-name="gr2" draw:text-style-name="P5" draw:layer="layout" svg:width="6.5cm" svg:height="7.5cm" svg:x="12cm" svg:y="11cm">
          <draw:text-box>
            <text:p text:style-name="P5">[lb]</text:p>
            <text:p text:style-name="P5">foo</text:p>
            <text:p text:style-name="P5">bar</text:p>
            <text:p text:style-name="P5"/>
            <text:p text:style-name="P5">[primary:children]</text:p>
            <text:p text:style-name="P5">db</text:p>
            <text:p text:style-name="P5">web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draw:frame presentation:style-name="pr3" draw:layer="layout" svg:width="24cm" svg:height="3.256cm" svg:x="2cm" svg:y="1.762cm" presentation:class="title">
          <draw:text-box>
            <text:p>Inventory files (2)</text:p>
          </draw:text-box>
        </draw:frame>
        <draw:frame presentation:style-name="pr9" draw:layer="layout" svg:width="23cm" svg:height="13.61cm" svg:x="2.5cm" svg:y="5.7cm" presentation:class="outline">
          <draw:text-box>
            <text:list text:style-name="L2">
              <text:list-item>
                <text:p>Hosts can be members of multiple groups</text:p>
              </text:list-item>
              <text:list-item>
                <text:p>Each host line can also contain SSH info</text:p>
                <text:list>
                  <text:list-item>
                    <text:p>ansible_ssh_host</text:p>
                  </text:list-item>
                  <text:list-item>
                    <text:p>ansible_ssh_user</text:p>
                  </text:list-item>
                  <text:list-item>
                    <text:p>ansible_ssh_private_key_file</text:p>
                  </text:list-item>
                </text:list>
              </text:list-item>
              <text:list-item>
                <text:p>Inventory files can also contain variable definitions for hosts, i.e. static config info used by playboo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draw:frame presentation:style-name="pr3" draw:layer="layout" svg:width="24cm" svg:height="3.256cm" svg:x="2cm" svg:y="1.762cm" presentation:class="title">
          <draw:text-box>
            <text:p>SSH</text:p>
          </draw:text-box>
        </draw:frame>
        <draw:frame presentation:style-name="pr9" draw:layer="layout" svg:width="23cm" svg:height="13.61cm" svg:x="2.5cm" svg:y="5.7cm" presentation:class="outline">
          <draw:text-box>
            <text:list text:style-name="L2">
              <text:list-item>
                <text:p>This (and Python) are all you need on a server to configure it with Ansible; no agent required</text:p>
              </text:list-item>
              <text:list-item>
                <text:p>Ansible can connect as one user and run commands as another user</text:p>
                <text:list>
                  <text:list-item>
                    <text:p>Many configuration standards disallow access to the root account via SSH or heavily lock down what can be done</text:p>
                  </text:list-item>
                </text:list>
              </text:list-item>
              <text:list-item>
                <text:p>Ansible uses built-in “paramiko” SSH client by default, but can use OpenSSH if requi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3" draw:layer="layout" svg:width="24cm" svg:height="3.256cm" svg:x="2cm" svg:y="1.762cm" presentation:class="title">
          <draw:text-box>
            <text:p>Playbooks</text:p>
          </draw:text-box>
        </draw:frame>
        <draw:frame presentation:style-name="pr9" draw:layer="layout" svg:width="23cm" svg:height="13.61cm" svg:x="2.5cm" svg:y="5.7cm" presentation:class="outline">
          <draw:text-box>
            <text:list text:style-name="L2">
              <text:list-item>
                <text:p>Simply put, a playbook allows you to configure a fleet of servers</text:p>
              </text:list-item>
              <text:list-item>
                <text:p>It consists of a group of “plays”</text:p>
              </text:list-item>
              <text:list-item>
                <text:p>Each play applies to a specified group of servers</text:p>
                <text:list>
                  <text:list-item>
                    <text:p>Or “all” (e.g. to apply security standards universally)</text:p>
                  </text:list-item>
                </text:list>
              </text:list-item>
              <text:list-item>
                <text:p>A playbook is a YAML file</text:p>
                <text:list>
                  <text:list-item>
                    <text:p>Kind of like JSON only wei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draw:frame presentation:style-name="pr3" draw:layer="layout" svg:width="24cm" svg:height="3.256cm" svg:x="2cm" svg:y="1.762cm" presentation:class="title">
          <draw:text-box>
            <text:p>Aside: YAML</text:p>
          </draw:text-box>
        </draw:frame>
        <draw:frame presentation:style-name="pr9" draw:layer="layout" svg:width="23cm" svg:height="13.773cm" svg:x="2.5cm" svg:y="5.7cm" presentation:class="outline" presentation:user-transformed="true">
          <draw:text-box>
            <text:list text:style-name="L2">
              <text:list-item>
                <text:p>A human-readable structured data format</text:p>
              </text:list-item>
              <text:list-item>
                <text:p>Begin file with “<text:span text:style-name="T4">---</text:span>” and end with “<text:span text:style-name="T4">...</text:span>” (optional)</text:p>
              </text:list-item>
              <text:list-item>
                <text:p>Can have (nested) lists and dictionaries</text:p>
                <text:list>
                  <text:list-item>
                    <text:p>List entries start with “<text:span text:style-name="T5">-</text:span>” like Markdown</text:p>
                  </text:list-item>
                  <text:list-item>
                    <text:p>Dictionary keys end with “<text:span text:style-name="T5">:</text:span>”</text:p>
                  </text:list-item>
                </text:list>
              </text:list-item>
              <text:list-item>
                <text:p>Blobs of multi-line text are started with “<text:span text:style-name="T4">|</text:span>”</text:p>
              </text:list-item>
              <text:list-item>
                <text:p>Continuation lines (multiple lines that count as one when used) are started with “<text:span text:style-name="T6">&gt;</text:span>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draw:frame presentation:style-name="pr3" draw:layer="layout" svg:width="24cm" svg:height="3.256cm" svg:x="2cm" svg:y="1.762cm" presentation:class="title">
          <draw:text-box>
            <text:p>Simple playbooks</text:p>
          </draw:text-box>
        </draw:frame>
        <draw:frame presentation:style-name="pr9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Each play is a YAML dictionary consisting of (at least) a “<text:span text:style-name="T4">hosts</text:span>” and “<text:span text:style-name="T4">tasks</text:span>” keys</text:p>
              </text:list-item>
              <text:list-item>
                <text:p>Multiple plays per file</text:p>
                <text:list>
                  <text:list-item>
                    <text:p>Each “<text:span text:style-name="T7">hosts</text:span>” key is preceeded by <text:span text:style-name="T8">“</text:span><text:span text:style-name="T7">-</text:span><text:span text:style-name="T8">”</text:span></text:p>
                  </text:list-item>
                  <text:list-item>
                    <text:p><text:span text:style-name="T8">Rest of the keys are part of the same list so just have indentation and no hyphen</text:span></text:p>
                  </text:list-item>
                  <text:list-item>
                    <text:p>Separate plays with a blank line for clarity</text:p>
                  </text:list-item>
                </text:list>
              </text:list-item>
              <text:list-item>
                <text:p>Plays can contain default variable definitions; overridden by ones for hosts from invent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draw:frame presentation:style-name="pr3" draw:layer="layout" svg:width="24cm" svg:height="3.256cm" svg:x="2cm" svg:y="1.762cm" presentation:class="title">
          <draw:text-box>
            <text:p>Simple playbooks (example)</text:p>
          </draw:text-box>
        </draw:frame>
        <draw:frame draw:style-name="gr3" draw:text-style-name="P6" draw:layer="layout" svg:width="23.5cm" svg:height="10.5cm" svg:x="2.448cm" svg:y="4.981cm">
          <draw:text-box>
            <text:p text:style-name="P6"><text:span text:style-name="T9">- hosts: webservers</text:span></text:p>
            <text:p text:style-name="P6"><text:span text:style-name="T9"><text:s text:c="2"/></text:span><text:span text:style-name="T9">vars:</text:span></text:p>
            <text:p text:style-name="P6"><text:span text:style-name="T9"><text:s text:c="4"/></text:span><text:span text:style-name="T9">http_port: 80</text:span></text:p>
            <text:p text:style-name="P6"><text:span text:style-name="T9"><text:s text:c="4"/></text:span><text:span text:style-name="T9">max_clients: 200</text:span></text:p>
            <text:p text:style-name="P6"><text:span text:style-name="T9"><text:s text:c="2"/></text:span><text:span text:style-name="T9">become: True</text:span></text:p>
            <text:p text:style-name="P6"><text:span text:style-name="T9"><text:s text:c="2"/></text:span><text:span text:style-name="T9">tasks:</text:span></text:p>
            <text:p text:style-name="P6"><text:span text:style-name="T9"><text:s text:c="2"/></text:span><text:span text:style-name="T9">- name: ensure apache is at the latest version</text:span></text:p>
            <text:p text:style-name="P6"><text:span text:style-name="T9"><text:s text:c="4"/></text:span><text:span text:style-name="T10">yum</text:span><text:span text:style-name="T9">: name=httpd state=latest</text:span></text:p>
            <text:p text:style-name="P6"><text:span text:style-name="T9"><text:s text:c="2"/></text:span><text:span text:style-name="T9">- name: write the apache config file</text:span></text:p>
            <text:p text:style-name="P6"><text:span text:style-name="T9"><text:s text:c="4"/></text:span><text:span text:style-name="T10">template</text:span><text:span text:style-name="T9">: src=/srv/httpd.j2 dest=/etc/httpd.conf</text:span></text:p>
            <text:p text:style-name="P6"><text:span text:style-name="T9"><text:s text:c="2"/></text:span><text:span text:style-name="T9">- name: ensure apache is running (&amp; enable at boot)</text:span></text:p>
            <text:p text:style-name="P6"><text:span text:style-name="T9"><text:s text:c="4"/></text:span><text:span text:style-name="T10">service</text:span><text:span text:style-name="T9">: name=httpd state=started enabled=yes</text:span></text:p>
          </draw:text-box>
        </draw:frame>
        <draw:frame draw:style-name="gr4" draw:text-style-name="P7" draw:layer="layout" svg:width="24cm" svg:height="3.884cm" svg:x="2.5cm" svg:y="15.616cm">
          <draw:text-box>
            <text:list text:style-name="L3">
              <text:list-item>
                <text:p text:style-name="P7"><text:span text:style-name="T11">Note that only list entries start with “-”</text:span></text:p>
              </text:list-item>
              <text:list-item>
                <text:p text:style-name="P7"><text:span text:style-name="T11">Module names are highlighted in bold</text:span></text:p>
              </text:list-item>
              <text:list-item>
                <text:p text:style-name="P7"><text:span text:style-name="T11">Module arguments (</text:span><text:span text:style-name="T9">key=value</text:span><text:span text:style-name="T11">) can be given in long form, i.e. as dictionary ent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draw:frame presentation:style-name="pr3" draw:layer="layout" svg:width="24cm" svg:height="3.256cm" svg:x="2cm" svg:y="1.762cm" presentation:class="title">
          <draw:text-box>
            <text:p>Structured playbooks (1)</text:p>
          </draw:text-box>
        </draw:frame>
        <draw:frame presentation:style-name="pr9" draw:layer="layout" svg:width="23cm" svg:height="13.679cm" svg:x="2.5cm" svg:y="5.7cm" presentation:class="outline" presentation:user-transformed="true">
          <draw:text-box>
            <text:list text:style-name="L2">
              <text:list-item>
                <text:p>A simple playbook is all contained within a single YAML file</text:p>
              </text:list-item>
              <text:list-item>
                <text:p>By contrast, a structured playbook is a directory containing one (or more) playbook files that get things done by including other files</text:p>
                <text:list>
                  <text:list-item>
                    <text:p>Other playbooks can be included</text:p>
                  </text:list-item>
                  <text:list-item>
                    <text:p>Groups of tasks can be included (added to playbook's direct tasks)</text:p>
                    <text:list>
                      <text:list-item>
                        <text:p>Variables can be passed</text:p>
                      </text:list-item>
                    </text:list>
                  </text:list-item>
                  <text:list-item>
                    <text:p>Other things like handlers, vars can be inclu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draw:frame presentation:style-name="pr3" draw:layer="layout" svg:width="24cm" svg:height="3.256cm" svg:x="2cm" svg:y="1.762cm" presentation:class="title">
          <draw:text-box>
            <text:p>Structured playbooks (2)</text:p>
          </draw:text-box>
        </draw:frame>
        <draw:frame presentation:style-name="pr9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There are pre-defined directories that are searched for the different kinds of include files</text:p>
              </text:list-item>
              <text:list-item>
                <text:p>There are other pre-defined directories too:</text:p>
                <text:list>
                  <text:list-item>
                    <text:p>“files” containing scripts/files to be uploaded</text:p>
                  </text:list-item>
                  <text:list-item>
                    <text:p>“templates” used by the <text:span text:style-name="T12">template</text:span> module</text:p>
                  </text:list-item>
                </text:list>
              </text:list-item>
              <text:list-item>
                <text:p>For more advanced reuse, use Roles</text:p>
                <text:list>
                  <text:list-item>
                    <text:p>Each role has its own directory structure nested within the playbook directory</text:p>
                  </text:list-item>
                  <text:list-item>
                    <text:p>One or more roles are invoked for each pl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draw:frame presentation:style-name="pr3" draw:layer="layout" svg:width="24cm" svg:height="3.256cm" svg:x="2cm" svg:y="1.762cm" presentation:class="title">
          <draw:text-box>
            <text:p>Security</text:p>
          </draw:text-box>
        </draw:frame>
        <draw:frame presentation:style-name="pr9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The "become" feature for privilege escalation</text:p>
                <text:list>
                  <text:list-item>
                    <text:p>“sudo” command and “root” user by default</text:p>
                  </text:list-item>
                </text:list>
              </text:list-item>
              <text:list-item>
                <text:p>When needed, Ansible can prompt for passwords (but not by default)</text:p>
                <text:list>
                  <text:list-item>
                    <text:p><text:span text:style-name="T3">-k</text:span> option prompts for SSH password</text:p>
                  </text:list-item>
                  <text:list-item>
                    <text:p><text:span text:style-name="T3">-K</text:span> option prompts for sudo password</text:p>
                    <text:list>
                      <text:list-item>
                        <text:p>Or whatever “become” method is in use</text:p>
                      </text:list-item>
                    </text:list>
                  </text:list-item>
                </text:list>
              </text:list-item>
              <text:list-item>
                <text:p>Vaults allow server passwords etc. to be stored in an encrypted file; prompts for passphr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draw:frame presentation:style-name="pr3" draw:layer="layout" svg:width="24cm" svg:height="3.256cm" svg:x="2cm" svg:y="1.762cm" presentation:class="title">
          <draw:text-box>
            <text:p>Conclusion</text:p>
          </draw:text-box>
        </draw:frame>
        <draw:frame presentation:style-name="pr9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If you are planning a complex setup, you can definitely consider Ansible</text:p>
              </text:list-item>
              <text:list-item>
                <text:p>If servers constantly need to update themselves, use something else like Puppet</text:p>
                <text:list>
                  <text:list-item>
                    <text:p>Or Ansible Tower, a commercial product</text:p>
                  </text:list-item>
                </text:list>
              </text:list-item>
              <text:list-item>
                <text:p>Ansible is great for publishing your Infrastructure as code, à la Dockerfile or Vagrantfile, but for multiple servers</text:p>
                <text:list>
                  <text:list-item>
                    <text:p>Doesn't cover the orchestration thoug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draw:frame presentation:style-name="pr3" draw:layer="layout" svg:width="24cm" svg:height="3.256cm" svg:x="2cm" svg:y="1.762cm" presentation:class="title">
          <draw:text-box>
            <text:p>Links and questions</text:p>
          </draw:text-box>
        </draw:frame>
        <draw:frame presentation:style-name="pr9" draw:layer="layout" svg:width="23cm" svg:height="13.61cm" svg:x="2.5cm" svg:y="5.7cm" presentation:class="outline">
          <draw:text-box>
            <text:list text:style-name="L2">
              <text:list-item>
                <text:p>http://docs.ansible.com/</text:p>
              </text:list-item>
              <text:list-item>
                <text:p>alastair.irvine@computer.or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per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paper" style:page-layout-name="PM1" draw:style-name="Mdp1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1" draw:text-style-name="MP1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676cm" svg:y="17.8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476cm" svg:y="17.8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dc:title>Introduction to Ansible presentation</dc:title>
    <dc:description>https://www.meetup.com/DevOps-Perth/events/241996842/</dc:description>
    <meta:creation-date>2017-08-27T12:05:04</meta:creation-date>
    <dc:language>en-US</dc:language>
    <meta:editing-cycles>8</meta:editing-cycles>
    <meta:editing-duration>PT06H27M09S</meta:editing-duration>
    <meta:initial-creator>Alastair Irvine</meta:initial-creator>
    <meta:keyword>Ansible</meta:keyword>
    <meta:keyword>DevOps</meta:keyword>
    <meta:keyword>provisioning</meta:keyword>
    <dc:subject>given at the DevOps Perth Meetup on 30 Aug 2017</dc:subject>
    <dc:date>2017-08-29T17:23:20</dc:date>
    <dc:creator>Alastair Irvine</dc:creator>
    <meta:document-statistic meta:object-count="106"/>
    <meta:user-defined meta:name="Info 1"/>
    <meta:user-defined meta:name="Info 2"/>
    <meta:user-defined meta:name="Info 3"/>
    <meta:user-defined meta:name="Info 4"/>
    <meta:template xlink:type="simple" xlink:actuate="onRequest" xlink:title="Noise Paper" xlink:href="../../../../../../usr/lib/libreoffice/share/template/common/layout/lyt-paper.otp" meta:date="2017-08-27T12:05:03"/>
  </office:meta>
</office:document-meta>
</file>